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RUIZ CADENILLAS, RAUL HECTOR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IX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UIZ CADENILLAS, RAUL HECTO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AURICH ZAPATA, CESAR MIGUE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8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72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8:2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25910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7T22:02:20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